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25c8fe" style:parent-style-name="Table_20_Contents">
      <style:text-properties fo:background-color="#00cc33"/>
    </style:style>
    <style:style style:family="table-cell" style:name="a78c4e2">
      <style:table-cell-properties fo:background-color="#00cc33"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paragraph" style:name="ae056ea" style:parent-style-name="Table_20_Contents">
      <style:text-properties fo:background-color="#00cc33"/>
    </style:style>
    <style:style style:family="table-cell" style:name="a1cc177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f2cf77" style:parent-style-name="Table_20_Contents">
      <style:text-properties fo:background-color="#00cc33"/>
    </style:style>
    <style:style style:family="table-cell" style:name="a3282af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f3e1a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e1bbf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4856d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3996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a4cc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41d0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3c17a4" style:parent-style-name="Table_20_Contents">
      <style:text-properties fo:background-color="#00cc33"/>
    </style:style>
    <style:style style:data-style-name="N0" style:family="table-cell" style:name="acf4993">
      <style:table-cell-properties fo:background-color="#00cc33"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name="a0a633b" style:parent-style-name="Table_20_Contents">
      <style:text-properties fo:background-color="#00cc33"/>
    </style:style>
    <style:style style:data-style-name="N0" style:family="table-cell" style:name="ac9d883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286e00" style:parent-style-name="Table_20_Contents">
      <style:text-properties fo:background-color="#00cc33"/>
    </style:style>
    <style:style style:data-style-name="N0" style:family="table-cell" style:name="a7aa057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b73b71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cb1598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d7c5e6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b29a3e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58583f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0c06dc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88fef9">
      <style:table-column-properties style:rel-column-width="7287*"/>
    </style:style>
    <style:style style:family="table-column" style:name="aa5fc0e">
      <style:table-column-properties style:rel-column-width="7281*"/>
    </style:style>
    <style:style style:family="table" style:name="ae22146">
      <style:table-properties style:width="17.0cm" table:align="left"/>
    </style:style>
    <number:number-style style:name="N0">
      <number:number number:min-integer-digits="1"/>
    </number:number-style>
  </office:automatic-styles>
  <office:body>
    <office:text>
      <table:table table:style-name="ae22146">
        <table:table-column table:number-columns-repeated="8" table:style-name="aa5fc0e"/>
        <table:table-column table:style-name="a88fef9"/>
        <table:table-row>
          <table:table-cell table:style-name="a0c06dc">
            <text:p text:style-name="Table_20_Contents">70</text:p>
          </table:table-cell>
          <table:table-cell table:style-name="a58583f">
            <text:p text:style-name="Table_20_Contents">1</text:p>
          </table:table-cell>
          <table:table-cell table:style-name="ab29a3e">
            <text:p text:style-name="Table_20_Contents">2</text:p>
          </table:table-cell>
          <table:table-cell table:style-name="ad7c5e6">
            <text:p text:style-name="Table_20_Contents">3</text:p>
          </table:table-cell>
          <table:table-cell table:style-name="acb1598">
            <text:p text:style-name="Table_20_Contents">4</text:p>
          </table:table-cell>
          <table:table-cell table:style-name="ab73b71">
            <text:p text:style-name="Table_20_Contents">5</text:p>
          </table:table-cell>
          <table:table-cell table:style-name="a7aa057">
            <text:p text:style-name="a286e00">6</text:p>
          </table:table-cell>
          <table:table-cell table:style-name="ac9d883">
            <text:p text:style-name="a0a633b">7</text:p>
          </table:table-cell>
          <table:table-cell table:style-name="acf4993">
            <text:p text:style-name="a3c17a4"/>
          </table:table-cell>
        </table:table-row>
        <table:table-row>
          <table:table-cell table:style-name="ac41d05">
            <text:p text:style-name="Table_20_Contents">a</text:p>
          </table:table-cell>
          <table:table-cell table:style-name="afa4ccf">
            <text:p text:style-name="Table_20_Contents">b</text:p>
          </table:table-cell>
          <table:table-cell table:style-name="ab39964">
            <text:p text:style-name="Table_20_Contents">c</text:p>
          </table:table-cell>
          <table:table-cell table:style-name="a04856d">
            <text:p text:style-name="Table_20_Contents">d</text:p>
          </table:table-cell>
          <table:table-cell table:style-name="a9e1bbf">
            <text:p text:style-name="Table_20_Contents">e</text:p>
          </table:table-cell>
          <table:table-cell table:style-name="a9f3e1a">
            <text:p text:style-name="Table_20_Contents">f</text:p>
          </table:table-cell>
          <table:table-cell table:style-name="a3282af">
            <text:p text:style-name="af2cf77">g</text:p>
          </table:table-cell>
          <table:table-cell table:style-name="a1cc177">
            <text:p text:style-name="ae056ea">h</text:p>
          </table:table-cell>
          <table:table-cell table:style-name="a78c4e2">
            <text:p text:style-name="a25c8fe">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0</dc:date>
    <meta:editing-cycles>2</meta:editing-cycles>
    <meta:editing-duration>PT0.031S</meta:editing-duration>
  </office:meta>
</office:document-meta>
</file>